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40000007AD25A87E544F77BA9.png" manifest:media-type="image/png"/>
  <manifest:file-entry manifest:full-path="Pictures/1000000000001040000009243A29F040A845D37C.jpg" manifest:media-type="image/jpeg"/>
  <manifest:file-entry manifest:full-path="Pictures/1000020100000180000001809E33B01E802C345E.png" manifest:media-type="image/png"/>
  <manifest:file-entry manifest:full-path="Pictures/10000201000001DA0000010AF0A540262009A2D1.png" manifest:media-type="image/png"/>
  <manifest:file-entry manifest:full-path="Pictures/10000000000007D0000004A0E1B9439F1465F957.jpg" manifest:media-type="image/jpeg"/>
  <manifest:file-entry manifest:full-path="Pictures/100000000000004D000004D6560E083130854839.jpg" manifest:media-type="image/jpeg"/>
  <manifest:file-entry manifest:full-path="Pictures/100002010000011A000000ABB24367CB2F660C13.png" manifest:media-type="image/png"/>
  <manifest:file-entry manifest:full-path="Pictures/10000000000007D00000046BEE2FF4003A937E9F.jpg" manifest:media-type="image/jpeg"/>
  <manifest:file-entry manifest:full-path="Pictures/1000000000000873000005634243406B2BD1AF1B.jpg" manifest:media-type="image/jpeg"/>
  <manifest:file-entry manifest:full-path="Pictures/1000000000000898000004D7ED5B087FA0E0669D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3" svg:font-family="Arial"/>
    <style:font-face style:name="Yudit" svg:font-family="Yudit"/>
    <style:font-face style:name="Microsoft YaHei" svg:font-family="'Microsoft YaHei'" style:font-family-generic="modern"/>
    <style:font-face style:name="Arial" svg:font-family="Arial" style:font-family-generic="swiss"/>
    <style:font-face style:name="Microsoft YaHei2" svg:font-family="'Microsoft YaHei'" style:font-family-generic="modern" style:font-pitch="fixed"/>
    <style:font-face style:name="Arial2" svg:font-family="Arial" style:font-pitch="variable"/>
    <style:font-face style:name="Droid Sans Devanagari2" svg:font-family="'Droid Sans Devanagari'" style:font-pitch="variable"/>
    <style:font-face style:name="Liberation Sans1" svg:font-family="'Liberation Sans'" style:font-pitch="variable"/>
    <style:font-face style:name="Noto Sans SC Regular1" svg:font-family="'Noto Sans SC Regular'" style:font-pitch="variable"/>
    <style:font-face style:name="Yudit1" svg:font-family="Yudit" style:font-pitch="variable"/>
    <style:font-face style:name="Microsoft YaHei1" svg:font-family="'Microsoft YaHei'" style:font-family-generic="modern" style:font-pitch="variable"/>
    <style:font-face style:name="Noto Sans SC Regular2" svg:font-family="'Noto Sans SC Regular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Noto Sans SemCond ExtBd" svg:font-family="'Noto Sans SemCond ExtBd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5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d2c40" fo:font-size="66pt" fo:font-weight="bold" fo:background-color="transparent" style:font-size-asian="66pt" style:font-weight-asian="bold" style:font-size-complex="6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a0ff5f" style:font-name="Noto Sans SemCond ExtBd" fo:font-size="72pt" style:font-size-asian="72pt" style:font-size-complex="72pt"/>
    </style:style>
    <style:style style:name="P5" style:family="paragraph">
      <loext:graphic-properties draw:fill="none" draw:fill-color="#ffffff"/>
      <style:text-properties fo:color="#a0ff5f" style:font-name="Noto Sans SemCond ExtBd" fo:font-size="72pt" style:font-size-asian="72pt" style:font-size-complex="7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a0ff5f" style:font-name="Noto Sans SemCond ExtBd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style-name="gr1" draw:text-style-name="P1" draw:layer="layout" svg:width="3.627cm" svg:height="3.627cm" svg:x="20.828cm" svg:y="9.906cm">
          <draw:image xlink:href="Pictures/1000020100000180000001809E33B01E802C345E.png" xlink:type="simple" xlink:show="embed" xlink:actuate="onLoad" loext:mime-type="image/png">
            <text:p/>
          </draw:image>
        </draw:frame>
        <draw:frame draw:style-name="gr2" draw:text-style-name="P2" draw:layer="layout" svg:width="25.407cm" svg:height="14.298cm" svg:x="-0.007cm" svg:y="0cm">
          <draw:image xlink:href="Pictures/1000000000001040000009243A29F040A845D37C.jpg" xlink:type="simple" xlink:show="embed" xlink:actuate="onLoad" loext:mime-type="image/jpeg">
            <text:p text:style-name="P3"/>
          </draw:image>
        </draw:frame>
        <draw:frame draw:style-name="gr3" draw:text-style-name="P3" draw:layer="layout" svg:width="5.947cm" svg:height="3.701cm" svg:x="18.796cm" svg:y="0.329cm">
          <draw:image xlink:href="Pictures/10000201000000C40000007AD25A87E544F77BA9.png" xlink:type="simple" xlink:show="embed" xlink:actuate="onLoad" loext:mime-type="image/png">
            <text:p/>
          </draw:image>
        </draw:frame>
        <draw:frame draw:style-name="gr4" draw:text-style-name="P5" draw:layer="layout" svg:width="19.304cm" svg:height="5.925cm" svg:x="5.842cm" svg:y="10.331cm">
          <draw:text-box>
            <text:p text:style-name="P4"><text:span text:style-name="T1">Open Open City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3" svg:font-family="Arial"/>
    <style:font-face style:name="Yudit" svg:font-family="Yudit"/>
    <style:font-face style:name="Microsoft YaHei" svg:font-family="'Microsoft YaHei'" style:font-family-generic="modern"/>
    <style:font-face style:name="Arial" svg:font-family="Arial" style:font-family-generic="swiss"/>
    <style:font-face style:name="Microsoft YaHei2" svg:font-family="'Microsoft YaHei'" style:font-family-generic="modern" style:font-pitch="fixed"/>
    <style:font-face style:name="Arial2" svg:font-family="Arial" style:font-pitch="variable"/>
    <style:font-face style:name="Droid Sans Devanagari2" svg:font-family="'Droid Sans Devanagari'" style:font-pitch="variable"/>
    <style:font-face style:name="Liberation Sans1" svg:font-family="'Liberation Sans'" style:font-pitch="variable"/>
    <style:font-face style:name="Noto Sans SC Regular1" svg:font-family="'Noto Sans SC Regular'" style:font-pitch="variable"/>
    <style:font-face style:name="Yudit1" svg:font-family="Yudit" style:font-pitch="variable"/>
    <style:font-face style:name="Microsoft YaHei1" svg:font-family="'Microsoft YaHei'" style:font-family-generic="modern" style:font-pitch="variable"/>
    <style:font-face style:name="Noto Sans SC Regular2" svg:font-family="'Noto Sans SC Regular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Noto Sans SemCond ExtBd" svg:font-family="'Noto Sans SemCond ExtBd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d2c40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en" fo:country="US" fo:font-style="normal" fo:text-shadow="none" style:text-underline-style="none" fo:font-weight="bold" style:letter-kerning="true" fo:background-color="transparent" style:font-name-asian="Noto Sans SC Regular" style:font-family-asian="'Noto Sans SC Regular'" style:font-family-generic-asian="system" style:font-pitch-asian="variable" style:font-size-asian="18pt" style:language-asian="en" style:country-asian="US" style:font-style-asian="normal" style:font-weight-asian="bold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4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4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name-complex="Arial4" style:font-family-complex="Arial" style:font-family-generic-complex="swiss" style:font-pitch-complex="variable" style:font-size-complex="1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3.5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d2c40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en" fo:country="US" fo:font-style="normal" fo:text-shadow="none" style:text-underline-style="none" fo:font-weight="bold" style:letter-kerning="true" fo:background-color="transparent" style:font-name-asian="Noto Sans SC Regular" style:font-family-asian="'Noto Sans SC Regular'" style:font-family-generic-asian="system" style:font-pitch-asian="variable" style:font-size-asian="18pt" style:language-asian="en" style:country-asian="US" style:font-style-asian="normal" style:font-weight-asian="bold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top="0.4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4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top="0.3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4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top="0.2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name-complex="Arial4" style:font-family-complex="Arial" style:font-family-generic-complex="swiss" style:font-pitch-complex="variable" style:font-size-complex="10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3.5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-background" style:family="presentation">
      <style:graphic-properties draw:stroke="none" draw:fill="solid" draw:fill-color="#ffffff"/>
      <style:text-properties style:letter-kerning="true"/>
    </style:style>
    <style:style style:name="Bull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-outline1" style:family="presentation">
      <style:graphic-properties draw:stroke="none" draw:fill="none" draw:auto-grow-height="false" draw:fit-to-size="shrink-to-fit" style:shrink-to-fit="true">
        <text:list-style style:name="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d2c40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en" fo:country="US" fo:font-style="normal" fo:text-shadow="none" style:text-underline-style="none" fo:font-weight="bold" style:letter-kerning="true" fo:background-color="transparent" style:font-name-asian="Noto Sans SC Regular" style:font-family-asian="'Noto Sans SC Regular'" style:font-family-generic-asian="system" style:font-pitch-asian="variable" style:font-size-asian="18pt" style:language-asian="en" style:country-asian="US" style:font-style-asian="normal" style:font-weight-asian="bold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-outline2" style:family="presentation" style:parent-style-name="Bullet-outline1">
      <style:paragraph-properties fo:margin-top="0.4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4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Bullet-outline3" style:family="presentation" style:parent-style-name="Bullet-outline2">
      <style:paragraph-properties fo:margin-top="0.3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4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Bullet-outline4" style:family="presentation" style:parent-style-name="Bullet-outline3">
      <style:paragraph-properties fo:margin-top="0.2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name-complex="Arial4" style:font-family-complex="Arial" style:font-family-generic-complex="swiss" style:font-pitch-complex="variable" style:font-size-complex="10pt" style:font-style-complex="normal" style:font-weight-complex="normal" fo:hyphenate="false"/>
    </style:style>
    <style:style style:name="Bullet-outline5" style:family="presentation" style:parent-style-name="Bullet-outline4">
      <style:paragraph-properties fo:margin-top="0.1cm" fo:margin-bottom="0cm"/>
      <style:text-properties fo:font-size="20pt" style:font-size-asian="20pt" style:font-size-complex="20pt"/>
    </style:style>
    <style:style style:name="Bullet-outline6" style:family="presentation" style:parent-style-name="Bullet-outline5">
      <style:paragraph-properties fo:margin-top="0.1cm" fo:margin-bottom="0cm"/>
      <style:text-properties fo:font-size="20pt" style:font-size-asian="20pt" style:font-size-complex="20pt"/>
    </style:style>
    <style:style style:name="Bullet-outline7" style:family="presentation" style:parent-style-name="Bullet-outline6">
      <style:paragraph-properties fo:margin-top="0.1cm" fo:margin-bottom="0cm"/>
      <style:text-properties fo:font-size="20pt" style:font-size-asian="20pt" style:font-size-complex="20pt"/>
    </style:style>
    <style:style style:name="Bullet-outline8" style:family="presentation" style:parent-style-name="Bullet-outline7">
      <style:paragraph-properties fo:margin-top="0.1cm" fo:margin-bottom="0cm"/>
      <style:text-properties fo:font-size="20pt" style:font-size-asian="20pt" style:font-size-complex="20pt"/>
    </style:style>
    <style:style style:name="Bullet-outline9" style:family="presentation" style:parent-style-name="Bullet-outline8">
      <style:paragraph-properties fo:margin-top="0.1cm" fo:margin-bottom="0cm"/>
      <style:text-properties fo:font-size="20pt" style:font-size-asian="20pt" style:font-size-complex="20pt"/>
    </style:style>
    <style:style style:name="Bullet-subtitle" style:family="presentation">
      <style:graphic-properties draw:stroke="none" draw:fill="none" draw:textarea-vertical-align="middle">
        <text:list-style style:name="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-title" style:family="presentation">
      <style:graphic-properties draw:stroke="none" draw:fill="none" draw:textarea-vertical-align="middle">
        <text:list-style style:name="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3.5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w_20_Titles-background" style:display-name="2 Columns w Titles-background" style:family="presentation">
      <style:graphic-properties draw:stroke="none" draw:fill="solid" draw:fill-color="#ffffff"/>
      <style:text-properties style:letter-kerning="true"/>
    </style:style>
    <style:style style:name="_32__20_Columns_20_w_20_Titles-backgroundobjects" style:display-name="2 Columns w Tit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w_20_Titles-notes" style:display-name="2 Columns w Tit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w_20_Titles-outline1" style:display-name="2 Columns w Titles-outline1" style:family="presentation">
      <style:graphic-properties draw:stroke="none" draw:fill="none" draw:auto-grow-height="false" draw:fit-to-size="shrink-to-fit" style:shrink-to-fit="true">
        <text:list-style style:name="_32__20_Columns_20_w_20_Titles-outline1" style:display-name="2 Columns w Tit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d2c40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en" fo:country="US" fo:font-style="normal" fo:text-shadow="none" style:text-underline-style="none" fo:font-weight="bold" style:letter-kerning="true" fo:background-color="transparent" style:font-name-asian="Noto Sans SC Regular" style:font-family-asian="'Noto Sans SC Regular'" style:font-family-generic-asian="system" style:font-pitch-asian="variable" style:font-size-asian="18pt" style:language-asian="en" style:country-asian="US" style:font-style-asian="normal" style:font-weight-asian="bold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w_20_Titles-outline2" style:display-name="2 Columns w Titles-outline2" style:family="presentation" style:parent-style-name="_32__20_Columns_20_w_20_Titles-outline1">
      <style:paragraph-properties fo:margin-top="0.4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4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_32__20_Columns_20_w_20_Titles-outline3" style:display-name="2 Columns w Titles-outline3" style:family="presentation" style:parent-style-name="_32__20_Columns_20_w_20_Titles-outline2">
      <style:paragraph-properties fo:margin-top="0.3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4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_32__20_Columns_20_w_20_Titles-outline4" style:display-name="2 Columns w Titles-outline4" style:family="presentation" style:parent-style-name="_32__20_Columns_20_w_20_Titles-outline3">
      <style:paragraph-properties fo:margin-top="0.2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name-complex="Arial4" style:font-family-complex="Arial" style:font-family-generic-complex="swiss" style:font-pitch-complex="variable" style:font-size-complex="10pt" style:font-style-complex="normal" style:font-weight-complex="normal" fo:hyphenate="false"/>
    </style:style>
    <style:style style:name="_32__20_Columns_20_w_20_Titles-outline5" style:display-name="2 Columns w Titles-outline5" style:family="presentation" style:parent-style-name="_32__20_Columns_20_w_20_Titles-outline4">
      <style:paragraph-properties fo:margin-top="0.1cm" fo:margin-bottom="0cm"/>
      <style:text-properties fo:font-size="20pt" style:font-size-asian="20pt" style:font-size-complex="20pt"/>
    </style:style>
    <style:style style:name="_32__20_Columns_20_w_20_Titles-outline6" style:display-name="2 Columns w Titles-outline6" style:family="presentation" style:parent-style-name="_32__20_Columns_20_w_20_Titles-outline5">
      <style:paragraph-properties fo:margin-top="0.1cm" fo:margin-bottom="0cm"/>
      <style:text-properties fo:font-size="20pt" style:font-size-asian="20pt" style:font-size-complex="20pt"/>
    </style:style>
    <style:style style:name="_32__20_Columns_20_w_20_Titles-outline7" style:display-name="2 Columns w Titles-outline7" style:family="presentation" style:parent-style-name="_32__20_Columns_20_w_20_Titles-outline6">
      <style:paragraph-properties fo:margin-top="0.1cm" fo:margin-bottom="0cm"/>
      <style:text-properties fo:font-size="20pt" style:font-size-asian="20pt" style:font-size-complex="20pt"/>
    </style:style>
    <style:style style:name="_32__20_Columns_20_w_20_Titles-outline8" style:display-name="2 Columns w Titles-outline8" style:family="presentation" style:parent-style-name="_32__20_Columns_20_w_20_Titles-outline7">
      <style:paragraph-properties fo:margin-top="0.1cm" fo:margin-bottom="0cm"/>
      <style:text-properties fo:font-size="20pt" style:font-size-asian="20pt" style:font-size-complex="20pt"/>
    </style:style>
    <style:style style:name="_32__20_Columns_20_w_20_Titles-outline9" style:display-name="2 Columns w Titles-outline9" style:family="presentation" style:parent-style-name="_32__20_Columns_20_w_20_Titles-outline8">
      <style:paragraph-properties fo:margin-top="0.1cm" fo:margin-bottom="0cm"/>
      <style:text-properties fo:font-size="20pt" style:font-size-asian="20pt" style:font-size-complex="20pt"/>
    </style:style>
    <style:style style:name="_32__20_Columns_20_w_20_Titles-subtitle" style:display-name="2 Columns w Titles-subtitle" style:family="presentation">
      <style:graphic-properties draw:stroke="none" draw:fill="none" draw:textarea-vertical-align="middle">
        <text:list-style style:name="_32__20_Columns_20_w_20_Titles-subtitle" style:display-name="2 Columns w Tit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w_20_Titles-title" style:display-name="2 Columns w Titles-title" style:family="presentation">
      <style:graphic-properties draw:stroke="none" draw:fill="none" draw:textarea-vertical-align="middle">
        <text:list-style style:name="_32__20_Columns_20_w_20_Titles-title" style:display-name="2 Columns w Tit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3.5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1_20_-_20_Green-background" style:display-name="Section Break 1 - Green-background" style:family="presentation">
      <style:graphic-properties draw:stroke="none" draw:fill="solid" draw:fill-color="#ffffff"/>
      <style:text-properties style:letter-kerning="true"/>
    </style:style>
    <style:style style:name="Section_20_Break_20_1_20_-_20_Green-backgroundobjects" style:display-name="Section Break 1 - 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1_20_-_20_Green-notes" style:display-name="Section Break 1 - 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1_20_-_20_Green-outline1" style:display-name="Section Break 1 - Green-outline1" style:family="presentation">
      <style:graphic-properties draw:stroke="none" draw:fill="none" draw:auto-grow-height="false" draw:fit-to-size="shrink-to-fit" style:shrink-to-fit="true">
        <text:list-style style:name="Section_20_Break_20_1_20_-_20_Green-outline1" style:display-name="Section Break 1 -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d2c40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en" fo:country="US" fo:font-style="normal" fo:text-shadow="none" style:text-underline-style="none" fo:font-weight="bold" style:letter-kerning="true" fo:background-color="transparent" style:font-name-asian="Noto Sans SC Regular" style:font-family-asian="'Noto Sans SC Regular'" style:font-family-generic-asian="system" style:font-pitch-asian="variable" style:font-size-asian="18pt" style:language-asian="en" style:country-asian="US" style:font-style-asian="normal" style:font-weight-asian="bold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1_20_-_20_Green-outline2" style:display-name="Section Break 1 - Green-outline2" style:family="presentation" style:parent-style-name="Section_20_Break_20_1_20_-_20_Green-outline1">
      <style:paragraph-properties fo:margin-top="0.4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4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Section_20_Break_20_1_20_-_20_Green-outline3" style:display-name="Section Break 1 - Green-outline3" style:family="presentation" style:parent-style-name="Section_20_Break_20_1_20_-_20_Green-outline2">
      <style:paragraph-properties fo:margin-top="0.3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4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Section_20_Break_20_1_20_-_20_Green-outline4" style:display-name="Section Break 1 - Green-outline4" style:family="presentation" style:parent-style-name="Section_20_Break_20_1_20_-_20_Green-outline3">
      <style:paragraph-properties fo:margin-top="0.2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name-complex="Arial4" style:font-family-complex="Arial" style:font-family-generic-complex="swiss" style:font-pitch-complex="variable" style:font-size-complex="10pt" style:font-style-complex="normal" style:font-weight-complex="normal" fo:hyphenate="false"/>
    </style:style>
    <style:style style:name="Section_20_Break_20_1_20_-_20_Green-outline5" style:display-name="Section Break 1 - Green-outline5" style:family="presentation" style:parent-style-name="Section_20_Break_20_1_20_-_20_Green-outline4">
      <style:paragraph-properties fo:margin-top="0.1cm" fo:margin-bottom="0cm"/>
      <style:text-properties fo:font-size="20pt" style:font-size-asian="20pt" style:font-size-complex="20pt"/>
    </style:style>
    <style:style style:name="Section_20_Break_20_1_20_-_20_Green-outline6" style:display-name="Section Break 1 - Green-outline6" style:family="presentation" style:parent-style-name="Section_20_Break_20_1_20_-_20_Green-outline5">
      <style:paragraph-properties fo:margin-top="0.1cm" fo:margin-bottom="0cm"/>
      <style:text-properties fo:font-size="20pt" style:font-size-asian="20pt" style:font-size-complex="20pt"/>
    </style:style>
    <style:style style:name="Section_20_Break_20_1_20_-_20_Green-outline7" style:display-name="Section Break 1 - Green-outline7" style:family="presentation" style:parent-style-name="Section_20_Break_20_1_20_-_20_Green-outline6">
      <style:paragraph-properties fo:margin-top="0.1cm" fo:margin-bottom="0cm"/>
      <style:text-properties fo:font-size="20pt" style:font-size-asian="20pt" style:font-size-complex="20pt"/>
    </style:style>
    <style:style style:name="Section_20_Break_20_1_20_-_20_Green-outline8" style:display-name="Section Break 1 - Green-outline8" style:family="presentation" style:parent-style-name="Section_20_Break_20_1_20_-_20_Green-outline7">
      <style:paragraph-properties fo:margin-top="0.1cm" fo:margin-bottom="0cm"/>
      <style:text-properties fo:font-size="20pt" style:font-size-asian="20pt" style:font-size-complex="20pt"/>
    </style:style>
    <style:style style:name="Section_20_Break_20_1_20_-_20_Green-outline9" style:display-name="Section Break 1 - Green-outline9" style:family="presentation" style:parent-style-name="Section_20_Break_20_1_20_-_20_Green-outline8">
      <style:paragraph-properties fo:margin-top="0.1cm" fo:margin-bottom="0cm"/>
      <style:text-properties fo:font-size="20pt" style:font-size-asian="20pt" style:font-size-complex="20pt"/>
    </style:style>
    <style:style style:name="Section_20_Break_20_1_20_-_20_Green-subtitle" style:display-name="Section Break 1 - Green-subtitle" style:family="presentation">
      <style:graphic-properties draw:stroke="none" draw:fill="none" draw:textarea-vertical-align="middle">
        <text:list-style style:name="Section_20_Break_20_1_20_-_20_Green-subtitle" style:display-name="Section Break 1 - 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1_20_-_20_Green-title" style:display-name="Section Break 1 - Green-title" style:family="presentation">
      <style:graphic-properties draw:stroke="none" draw:fill="none" draw:textarea-vertical-align="middle">
        <text:list-style style:name="Section_20_Break_20_1_20_-_20_Green-title" style:display-name="Section Break 1 - 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3.5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2_20_-_20_Light-background" style:display-name="Section Break 2 - Light-background" style:family="presentation">
      <style:graphic-properties draw:stroke="none" draw:fill="solid" draw:fill-color="#ffffff"/>
      <style:text-properties style:letter-kerning="true"/>
    </style:style>
    <style:style style:name="Section_20_Break_20_2_20_-_20_Light-backgroundobjects" style:display-name="Section Break 2 - 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2_20_-_20_Light-notes" style:display-name="Section Break 2 - 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2_20_-_20_Light-outline1" style:display-name="Section Break 2 - Light-outline1" style:family="presentation">
      <style:graphic-properties draw:stroke="none" draw:fill="none" draw:auto-grow-height="false" draw:fit-to-size="shrink-to-fit" style:shrink-to-fit="true">
        <text:list-style style:name="Section_20_Break_20_2_20_-_20_Light-outline1" style:display-name="Section Break 2 - 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d2c40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en" fo:country="US" fo:font-style="normal" fo:text-shadow="none" style:text-underline-style="none" fo:font-weight="bold" style:letter-kerning="true" fo:background-color="transparent" style:font-name-asian="Noto Sans SC Regular" style:font-family-asian="'Noto Sans SC Regular'" style:font-family-generic-asian="system" style:font-pitch-asian="variable" style:font-size-asian="18pt" style:language-asian="en" style:country-asian="US" style:font-style-asian="normal" style:font-weight-asian="bold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2_20_-_20_Light-outline2" style:display-name="Section Break 2 - Light-outline2" style:family="presentation" style:parent-style-name="Section_20_Break_20_2_20_-_20_Light-outline1">
      <style:paragraph-properties fo:margin-top="0.4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4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Section_20_Break_20_2_20_-_20_Light-outline3" style:display-name="Section Break 2 - Light-outline3" style:family="presentation" style:parent-style-name="Section_20_Break_20_2_20_-_20_Light-outline2">
      <style:paragraph-properties fo:margin-top="0.3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4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Section_20_Break_20_2_20_-_20_Light-outline4" style:display-name="Section Break 2 - Light-outline4" style:family="presentation" style:parent-style-name="Section_20_Break_20_2_20_-_20_Light-outline3">
      <style:paragraph-properties fo:margin-top="0.2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name-complex="Arial4" style:font-family-complex="Arial" style:font-family-generic-complex="swiss" style:font-pitch-complex="variable" style:font-size-complex="10pt" style:font-style-complex="normal" style:font-weight-complex="normal" fo:hyphenate="false"/>
    </style:style>
    <style:style style:name="Section_20_Break_20_2_20_-_20_Light-outline5" style:display-name="Section Break 2 - Light-outline5" style:family="presentation" style:parent-style-name="Section_20_Break_20_2_20_-_20_Light-outline4">
      <style:paragraph-properties fo:margin-top="0.1cm" fo:margin-bottom="0cm"/>
      <style:text-properties fo:font-size="20pt" style:font-size-asian="20pt" style:font-size-complex="20pt"/>
    </style:style>
    <style:style style:name="Section_20_Break_20_2_20_-_20_Light-outline6" style:display-name="Section Break 2 - Light-outline6" style:family="presentation" style:parent-style-name="Section_20_Break_20_2_20_-_20_Light-outline5">
      <style:paragraph-properties fo:margin-top="0.1cm" fo:margin-bottom="0cm"/>
      <style:text-properties fo:font-size="20pt" style:font-size-asian="20pt" style:font-size-complex="20pt"/>
    </style:style>
    <style:style style:name="Section_20_Break_20_2_20_-_20_Light-outline7" style:display-name="Section Break 2 - Light-outline7" style:family="presentation" style:parent-style-name="Section_20_Break_20_2_20_-_20_Light-outline6">
      <style:paragraph-properties fo:margin-top="0.1cm" fo:margin-bottom="0cm"/>
      <style:text-properties fo:font-size="20pt" style:font-size-asian="20pt" style:font-size-complex="20pt"/>
    </style:style>
    <style:style style:name="Section_20_Break_20_2_20_-_20_Light-outline8" style:display-name="Section Break 2 - Light-outline8" style:family="presentation" style:parent-style-name="Section_20_Break_20_2_20_-_20_Light-outline7">
      <style:paragraph-properties fo:margin-top="0.1cm" fo:margin-bottom="0cm"/>
      <style:text-properties fo:font-size="20pt" style:font-size-asian="20pt" style:font-size-complex="20pt"/>
    </style:style>
    <style:style style:name="Section_20_Break_20_2_20_-_20_Light-outline9" style:display-name="Section Break 2 - Light-outline9" style:family="presentation" style:parent-style-name="Section_20_Break_20_2_20_-_20_Light-outline8">
      <style:paragraph-properties fo:margin-top="0.1cm" fo:margin-bottom="0cm"/>
      <style:text-properties fo:font-size="20pt" style:font-size-asian="20pt" style:font-size-complex="20pt"/>
    </style:style>
    <style:style style:name="Section_20_Break_20_2_20_-_20_Light-subtitle" style:display-name="Section Break 2 - Light-subtitle" style:family="presentation">
      <style:graphic-properties draw:stroke="none" draw:fill="none" draw:textarea-vertical-align="middle">
        <text:list-style style:name="Section_20_Break_20_2_20_-_20_Light-subtitle" style:display-name="Section Break 2 - 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2_20_-_20_Light-title" style:display-name="Section Break 2 - Light-title" style:family="presentation">
      <style:graphic-properties draw:stroke="none" draw:fill="none" draw:textarea-vertical-align="middle">
        <text:list-style style:name="Section_20_Break_20_2_20_-_20_Light-title" style:display-name="Section Break 2 - 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3.5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3_20_-_20_Standard-background" style:display-name="Section Break 3 - Standard-background" style:family="presentation">
      <style:graphic-properties draw:stroke="none" draw:fill="solid" draw:fill-color="#ffffff"/>
      <style:text-properties style:letter-kerning="true"/>
    </style:style>
    <style:style style:name="Section_20_Break_20_3_20_-_20_Standard-backgroundobjects" style:display-name="Section Break 3 - 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3_20_-_20_Standard-notes" style:display-name="Section Break 3 - 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3_20_-_20_Standard-outline1" style:display-name="Section Break 3 - Standard-outline1" style:family="presentation">
      <style:graphic-properties draw:stroke="none" draw:fill="none" draw:auto-grow-height="false" draw:fit-to-size="shrink-to-fit" style:shrink-to-fit="true">
        <text:list-style style:name="Section_20_Break_20_3_20_-_20_Standard-outline1" style:display-name="Section Break 3 - 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d2c40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en" fo:country="US" fo:font-style="normal" fo:text-shadow="none" style:text-underline-style="none" fo:font-weight="bold" style:letter-kerning="true" fo:background-color="transparent" style:font-name-asian="Noto Sans SC Regular" style:font-family-asian="'Noto Sans SC Regular'" style:font-family-generic-asian="system" style:font-pitch-asian="variable" style:font-size-asian="18pt" style:language-asian="en" style:country-asian="US" style:font-style-asian="normal" style:font-weight-asian="bold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3_20_-_20_Standard-outline2" style:display-name="Section Break 3 - Standard-outline2" style:family="presentation" style:parent-style-name="Section_20_Break_20_3_20_-_20_Standard-outline1">
      <style:paragraph-properties fo:margin-top="0.4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4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Section_20_Break_20_3_20_-_20_Standard-outline3" style:display-name="Section Break 3 - Standard-outline3" style:family="presentation" style:parent-style-name="Section_20_Break_20_3_20_-_20_Standard-outline2">
      <style:paragraph-properties fo:margin-top="0.3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4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Section_20_Break_20_3_20_-_20_Standard-outline4" style:display-name="Section Break 3 - Standard-outline4" style:family="presentation" style:parent-style-name="Section_20_Break_20_3_20_-_20_Standard-outline3">
      <style:paragraph-properties fo:margin-top="0.2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name-complex="Arial4" style:font-family-complex="Arial" style:font-family-generic-complex="swiss" style:font-pitch-complex="variable" style:font-size-complex="10pt" style:font-style-complex="normal" style:font-weight-complex="normal" fo:hyphenate="false"/>
    </style:style>
    <style:style style:name="Section_20_Break_20_3_20_-_20_Standard-outline5" style:display-name="Section Break 3 - Standard-outline5" style:family="presentation" style:parent-style-name="Section_20_Break_20_3_20_-_20_Standard-outline4">
      <style:paragraph-properties fo:margin-top="0.1cm" fo:margin-bottom="0cm"/>
      <style:text-properties fo:font-size="20pt" style:font-size-asian="20pt" style:font-size-complex="20pt"/>
    </style:style>
    <style:style style:name="Section_20_Break_20_3_20_-_20_Standard-outline6" style:display-name="Section Break 3 - Standard-outline6" style:family="presentation" style:parent-style-name="Section_20_Break_20_3_20_-_20_Standard-outline5">
      <style:paragraph-properties fo:margin-top="0.1cm" fo:margin-bottom="0cm"/>
      <style:text-properties fo:font-size="20pt" style:font-size-asian="20pt" style:font-size-complex="20pt"/>
    </style:style>
    <style:style style:name="Section_20_Break_20_3_20_-_20_Standard-outline7" style:display-name="Section Break 3 - Standard-outline7" style:family="presentation" style:parent-style-name="Section_20_Break_20_3_20_-_20_Standard-outline6">
      <style:paragraph-properties fo:margin-top="0.1cm" fo:margin-bottom="0cm"/>
      <style:text-properties fo:font-size="20pt" style:font-size-asian="20pt" style:font-size-complex="20pt"/>
    </style:style>
    <style:style style:name="Section_20_Break_20_3_20_-_20_Standard-outline8" style:display-name="Section Break 3 - Standard-outline8" style:family="presentation" style:parent-style-name="Section_20_Break_20_3_20_-_20_Standard-outline7">
      <style:paragraph-properties fo:margin-top="0.1cm" fo:margin-bottom="0cm"/>
      <style:text-properties fo:font-size="20pt" style:font-size-asian="20pt" style:font-size-complex="20pt"/>
    </style:style>
    <style:style style:name="Section_20_Break_20_3_20_-_20_Standard-outline9" style:display-name="Section Break 3 - Standard-outline9" style:family="presentation" style:parent-style-name="Section_20_Break_20_3_20_-_20_Standard-outline8">
      <style:paragraph-properties fo:margin-top="0.1cm" fo:margin-bottom="0cm"/>
      <style:text-properties fo:font-size="20pt" style:font-size-asian="20pt" style:font-size-complex="20pt"/>
    </style:style>
    <style:style style:name="Section_20_Break_20_3_20_-_20_Standard-subtitle" style:display-name="Section Break 3 - Standard-subtitle" style:family="presentation">
      <style:graphic-properties draw:stroke="none" draw:fill="none" draw:textarea-vertical-align="middle">
        <text:list-style style:name="Section_20_Break_20_3_20_-_20_Standard-subtitle" style:display-name="Section Break 3 - 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3_20_-_20_Standard-title" style:display-name="Section Break 3 - Standard-title" style:family="presentation">
      <style:graphic-properties draw:stroke="none" draw:fill="none" draw:textarea-vertical-align="middle">
        <text:list-style style:name="Section_20_Break_20_3_20_-_20_Standard-title" style:display-name="Section Break 3 - 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3.5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4_20_-_20_Bright-background" style:display-name="Section Break 4 - Bright-background" style:family="presentation">
      <style:graphic-properties draw:stroke="none" draw:fill="solid" draw:fill-color="#ffffff"/>
      <style:text-properties style:letter-kerning="true"/>
    </style:style>
    <style:style style:name="Section_20_Break_20_4_20_-_20_Bright-backgroundobjects" style:display-name="Section Break 4 - B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4_20_-_20_Bright-notes" style:display-name="Section Break 4 - B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4_20_-_20_Bright-outline1" style:display-name="Section Break 4 - Bright-outline1" style:family="presentation">
      <style:graphic-properties draw:stroke="none" draw:fill="none" draw:auto-grow-height="false" draw:fit-to-size="shrink-to-fit" style:shrink-to-fit="true">
        <text:list-style style:name="Section_20_Break_20_4_20_-_20_Bright-outline1" style:display-name="Section Break 4 - B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d2c40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en" fo:country="US" fo:font-style="normal" fo:text-shadow="none" style:text-underline-style="none" fo:font-weight="bold" style:letter-kerning="true" fo:background-color="transparent" style:font-name-asian="Noto Sans SC Regular" style:font-family-asian="'Noto Sans SC Regular'" style:font-family-generic-asian="system" style:font-pitch-asian="variable" style:font-size-asian="18pt" style:language-asian="en" style:country-asian="US" style:font-style-asian="normal" style:font-weight-asian="bold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4_20_-_20_Bright-outline2" style:display-name="Section Break 4 - Bright-outline2" style:family="presentation" style:parent-style-name="Section_20_Break_20_4_20_-_20_Bright-outline1">
      <style:paragraph-properties fo:margin-top="0.4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4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Section_20_Break_20_4_20_-_20_Bright-outline3" style:display-name="Section Break 4 - Bright-outline3" style:family="presentation" style:parent-style-name="Section_20_Break_20_4_20_-_20_Bright-outline2">
      <style:paragraph-properties fo:margin-top="0.3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4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Section_20_Break_20_4_20_-_20_Bright-outline4" style:display-name="Section Break 4 - Bright-outline4" style:family="presentation" style:parent-style-name="Section_20_Break_20_4_20_-_20_Bright-outline3">
      <style:paragraph-properties fo:margin-top="0.2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name-complex="Arial4" style:font-family-complex="Arial" style:font-family-generic-complex="swiss" style:font-pitch-complex="variable" style:font-size-complex="10pt" style:font-style-complex="normal" style:font-weight-complex="normal" fo:hyphenate="false"/>
    </style:style>
    <style:style style:name="Section_20_Break_20_4_20_-_20_Bright-outline5" style:display-name="Section Break 4 - Bright-outline5" style:family="presentation" style:parent-style-name="Section_20_Break_20_4_20_-_20_Bright-outline4">
      <style:paragraph-properties fo:margin-top="0.1cm" fo:margin-bottom="0cm"/>
      <style:text-properties fo:font-size="20pt" style:font-size-asian="20pt" style:font-size-complex="20pt"/>
    </style:style>
    <style:style style:name="Section_20_Break_20_4_20_-_20_Bright-outline6" style:display-name="Section Break 4 - Bright-outline6" style:family="presentation" style:parent-style-name="Section_20_Break_20_4_20_-_20_Bright-outline5">
      <style:paragraph-properties fo:margin-top="0.1cm" fo:margin-bottom="0cm"/>
      <style:text-properties fo:font-size="20pt" style:font-size-asian="20pt" style:font-size-complex="20pt"/>
    </style:style>
    <style:style style:name="Section_20_Break_20_4_20_-_20_Bright-outline7" style:display-name="Section Break 4 - Bright-outline7" style:family="presentation" style:parent-style-name="Section_20_Break_20_4_20_-_20_Bright-outline6">
      <style:paragraph-properties fo:margin-top="0.1cm" fo:margin-bottom="0cm"/>
      <style:text-properties fo:font-size="20pt" style:font-size-asian="20pt" style:font-size-complex="20pt"/>
    </style:style>
    <style:style style:name="Section_20_Break_20_4_20_-_20_Bright-outline8" style:display-name="Section Break 4 - Bright-outline8" style:family="presentation" style:parent-style-name="Section_20_Break_20_4_20_-_20_Bright-outline7">
      <style:paragraph-properties fo:margin-top="0.1cm" fo:margin-bottom="0cm"/>
      <style:text-properties fo:font-size="20pt" style:font-size-asian="20pt" style:font-size-complex="20pt"/>
    </style:style>
    <style:style style:name="Section_20_Break_20_4_20_-_20_Bright-outline9" style:display-name="Section Break 4 - Bright-outline9" style:family="presentation" style:parent-style-name="Section_20_Break_20_4_20_-_20_Bright-outline8">
      <style:paragraph-properties fo:margin-top="0.1cm" fo:margin-bottom="0cm"/>
      <style:text-properties fo:font-size="20pt" style:font-size-asian="20pt" style:font-size-complex="20pt"/>
    </style:style>
    <style:style style:name="Section_20_Break_20_4_20_-_20_Bright-subtitle" style:display-name="Section Break 4 - Bright-subtitle" style:family="presentation">
      <style:graphic-properties draw:stroke="none" draw:fill="none" draw:textarea-vertical-align="middle">
        <text:list-style style:name="Section_20_Break_20_4_20_-_20_Bright-subtitle" style:display-name="Section Break 4 - B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4_20_-_20_Bright-title" style:display-name="Section Break 4 - Bright-title" style:family="presentation">
      <style:graphic-properties draw:stroke="none" draw:fill="none" draw:textarea-vertical-align="middle">
        <text:list-style style:name="Section_20_Break_20_4_20_-_20_Bright-title" style:display-name="Section Break 4 - B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3.5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ogo-Large-background" style:family="presentation">
      <style:graphic-properties draw:stroke="none" draw:fill="solid" draw:fill-color="#ffffff"/>
      <style:text-properties style:letter-kerning="true"/>
    </style:style>
    <style:style style:name="Logo-La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-La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-Large-outline1" style:family="presentation">
      <style:graphic-properties draw:stroke="none" draw:fill="none" draw:auto-grow-height="false" draw:fit-to-size="shrink-to-fit" style:shrink-to-fit="true">
        <text:list-style style:name="Logo-Lar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d2c40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en" fo:country="US" fo:font-style="normal" fo:text-shadow="none" style:text-underline-style="none" fo:font-weight="bold" style:letter-kerning="true" fo:background-color="transparent" style:font-name-asian="Noto Sans SC Regular" style:font-family-asian="'Noto Sans SC Regular'" style:font-family-generic-asian="system" style:font-pitch-asian="variable" style:font-size-asian="18pt" style:language-asian="en" style:country-asian="US" style:font-style-asian="normal" style:font-weight-asian="bold" style:font-name-complex="Arial4" style:font-family-complex="Arial" style:font-family-generic-complex="swiss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Logo-Large-outline2" style:family="presentation" style:parent-style-name="Logo-Large-outline1">
      <style:paragraph-properties fo:margin-top="0.4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4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Logo-Large-outline3" style:family="presentation" style:parent-style-name="Logo-Large-outline2">
      <style:paragraph-properties fo:margin-top="0.3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name-complex="Arial4" style:font-family-complex="Arial" style:font-family-generic-complex="swiss" style:font-pitch-complex="variable" style:font-size-complex="11pt" style:font-style-complex="normal" style:font-weight-complex="normal" fo:hyphenate="false"/>
    </style:style>
    <style:style style:name="Logo-Large-outline4" style:family="presentation" style:parent-style-name="Logo-Large-outline3">
      <style:paragraph-properties fo:margin-top="0.2cm" fo:margin-bottom="0cm" fo:line-height="100%" fo:text-align="start" style:punctuation-wrap="hanging"/>
      <style:text-properties fo:font-variant="normal" fo:text-transform="none" fo:color="#0d2c40" style:text-line-through-style="none" style:text-line-through-type="none" style:text-position="0% 100%" style:font-name="Arial4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name-complex="Arial4" style:font-family-complex="Arial" style:font-family-generic-complex="swiss" style:font-pitch-complex="variable" style:font-size-complex="10pt" style:font-style-complex="normal" style:font-weight-complex="normal" fo:hyphenate="false"/>
    </style:style>
    <style:style style:name="Logo-Large-outline5" style:family="presentation" style:parent-style-name="Logo-Large-outline4">
      <style:paragraph-properties fo:margin-top="0.1cm" fo:margin-bottom="0cm"/>
      <style:text-properties fo:font-size="20pt" style:font-size-asian="20pt" style:font-size-complex="20pt"/>
    </style:style>
    <style:style style:name="Logo-Large-outline6" style:family="presentation" style:parent-style-name="Logo-Large-outline5">
      <style:paragraph-properties fo:margin-top="0.1cm" fo:margin-bottom="0cm"/>
      <style:text-properties fo:font-size="20pt" style:font-size-asian="20pt" style:font-size-complex="20pt"/>
    </style:style>
    <style:style style:name="Logo-Large-outline7" style:family="presentation" style:parent-style-name="Logo-Large-outline6">
      <style:paragraph-properties fo:margin-top="0.1cm" fo:margin-bottom="0cm"/>
      <style:text-properties fo:font-size="20pt" style:font-size-asian="20pt" style:font-size-complex="20pt"/>
    </style:style>
    <style:style style:name="Logo-Large-outline8" style:family="presentation" style:parent-style-name="Logo-Large-outline7">
      <style:paragraph-properties fo:margin-top="0.1cm" fo:margin-bottom="0cm"/>
      <style:text-properties fo:font-size="20pt" style:font-size-asian="20pt" style:font-size-complex="20pt"/>
    </style:style>
    <style:style style:name="Logo-Large-outline9" style:family="presentation" style:parent-style-name="Logo-Large-outline8">
      <style:paragraph-properties fo:margin-top="0.1cm" fo:margin-bottom="0cm"/>
      <style:text-properties fo:font-size="20pt" style:font-size-asian="20pt" style:font-size-complex="20pt"/>
    </style:style>
    <style:style style:name="Logo-Large-subtitle" style:family="presentation">
      <style:graphic-properties draw:stroke="none" draw:fill="none" draw:textarea-vertical-align="middle">
        <text:list-style style:name="Logo-Lar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-Large-title" style:family="presentation">
      <style:graphic-properties draw:stroke="none" draw:fill="none" draw:textarea-vertical-align="middle">
        <text:list-style style:name="Logo-Lar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13.5pt" style:language-asian="en" style:country-asian="US" style:font-style-asian="normal" style:font-weight-asian="normal" style:font-name-complex="Arial4" style:font-family-complex="Arial" style:font-family-generic-complex="swiss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269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02d35f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btitl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6" style:family="presentation" style:parent-style-name="Subtitle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Sub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ulle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1" style:family="presentation" style:parent-style-name="Bulle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Bulle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Bullet-backgroundobjects">
      <style:graphic-properties draw:stroke="none" draw:fill="none" draw:fill-color="#ffffff" draw:auto-grow-height="false" fo:min-height="1.397cm"/>
    </style:style>
    <style:style style:name="Mpr14" style:family="presentation" style:parent-style-name="Bullet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32__20_Columns_20_w_20_Titles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6" style:family="presentation" style:parent-style-name="_32__20_Columns_20_w_20_Titles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_32__20_Columns_20_w_20_Titles-outline1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_32__20_Columns_20_w_20_Titl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_32__20_Columns_20_w_20_Titles-backgroundobjects">
      <style:graphic-properties draw:stroke="none" draw:fill="none" draw:fill-color="#ffffff" draw:auto-grow-height="false" fo:min-height="1.397cm"/>
    </style:style>
    <style:style style:name="Mpr20" style:family="presentation" style:parent-style-name="_32__20_Columns_20_w_20_Titles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Section_20_Break_20_1_20_-_20_Green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2" style:family="presentation" style:parent-style-name="Section_20_Break_20_1_20_-_20_Green-backgroundobjects">
      <style:graphic-properties draw:stroke="none" draw:fill="none" draw:fill-color="#ffffff" draw:auto-grow-height="false" fo:min-height="1.397cm"/>
    </style:style>
    <style:style style:name="Mpr23" style:family="presentation" style:parent-style-name="Section_20_Break_20_1_20_-_20_Green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Section_20_Break_20_2_20_-_20_Ligh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5" style:family="presentation" style:parent-style-name="Section_20_Break_20_2_20_-_20_Ligh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Section_20_Break_20_2_20_-_20_Light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Section_20_Break_20_3_20_-_20_Standard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8" style:family="presentation" style:parent-style-name="Section_20_Break_20_3_20_-_20_Standard-backgroundobjects">
      <style:graphic-properties draw:stroke="none" draw:fill="none" draw:fill-color="#ffffff" draw:auto-grow-height="false" fo:min-height="1.397cm"/>
    </style:style>
    <style:style style:name="Mpr29" style:family="presentation" style:parent-style-name="Section_20_Break_20_3_20_-_20_Standard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Section_20_Break_20_4_20_-_20_Brigh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31" style:family="presentation" style:parent-style-name="Section_20_Break_20_4_20_-_20_Bright-backgroundobjects">
      <style:graphic-properties draw:stroke="none" draw:fill="none" draw:fill-color="#ffffff" draw:auto-grow-height="false" fo:min-height="1.397cm"/>
    </style:style>
    <style:style style:name="Mpr32" style:family="presentation" style:parent-style-name="Section_20_Break_20_4_20_-_20_Bright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Logo-Large-backgroundobjects">
      <style:graphic-properties draw:stroke="none" draw:fill="none" draw:fill-color="#ffffff" draw:auto-grow-height="false" fo:min-height="1.397cm"/>
    </style:style>
    <style:style style:name="Mpr34" style:family="presentation" style:parent-style-name="Logo-Lar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7" style:family="paragraph">
      <loext:graphic-properties draw:fill="solid" draw:fill-color="#02d35f"/>
      <style:paragraph-properties fo:text-align="start" style:font-independent-line-spacing="true"/>
      <style:text-properties fo:font-size="13.5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13" style:family="paragraph">
      <style:paragraph-properties fo:margin-top="0cm" fo:margin-bottom="0cm" fo:line-height="0.889cm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.14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6.80000019073486pt" style:font-size-asian="14pt" style:font-size-complex="14pt"/>
    </style:style>
    <style:style style:name="MP19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1.905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cm" fo:margin-bottom="0.141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6.80000019073486pt" fo:letter-spacing="normal" fo:font-style="normal" style:text-underline-style="none" fo:font-weight="normal" style:font-size-asian="6.80000019073486pt" style:font-style-asian="normal" style:font-weight-asian="normal" style:font-size-complex="6.8000001907348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4" fo:font-size="32pt" fo:letter-spacing="normal" fo:font-style="normal" style:text-underline-style="none" fo:font-weight="bold" style:font-size-asian="32pt" style:font-style-asian="normal" style:font-weight-asian="bold" style:font-name-complex="Arial4" style:font-size-complex="3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4" fo:font-size="11pt" fo:letter-spacing="normal" fo:font-style="normal" style:text-underline-style="none" fo:font-weight="normal" style:font-size-asian="11pt" style:font-style-asian="normal" style:font-weight-asian="normal" style:font-name-complex="Arial4" style:font-size-complex="11pt" style:font-style-complex="normal" style:font-weight-complex="normal"/>
    </style:style>
    <style:style style:name="MT5" style:family="text">
      <style:text-properties fo:font-variant="normal" fo:text-transform="none" fo:color="#0d2c4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name-complex="Arial4" style:font-size-complex="28pt" style:font-style-complex="normal" style:font-weight-complex="bold"/>
    </style:style>
    <style:style style:name="MT6" style:family="text">
      <style:text-properties fo:font-variant="normal" fo:text-transform="none" fo:color="#02d35f" style:text-line-through-style="none" style:text-line-through-type="none" style:text-position="0% 100%" style:font-name="Arial4" fo:font-size="15pt" fo:letter-spacing="normal" fo:font-style="normal" style:text-underline-style="none" fo:font-weight="bold" style:font-size-asian="15pt" style:font-style-asian="normal" style:font-weight-asian="bold" style:font-name-complex="Arial4" style:font-size-complex="15pt" style:font-style-complex="normal" style:font-weight-complex="bold"/>
    </style:style>
    <style:style style:name="MT7" style:family="text">
      <style:text-properties fo:font-variant="normal" fo:text-transform="none" fo:color="#0d2c40" style:text-line-through-style="none" style:text-line-through-type="none" style:text-position="0% 100%" style:font-name="Arial4" fo:font-size="18pt" fo:letter-spacing="normal" fo:font-style="normal" style:text-underline-style="none" fo:font-weight="bold" style:font-size-asian="18pt" style:font-style-asian="normal" style:font-weight-asian="bold" style:font-name-complex="Arial4" style:font-size-complex="18pt" style:font-style-complex="normal" style:font-weight-complex="bold"/>
    </style:style>
    <style:style style:name="MT8" style:family="text">
      <style:text-properties fo:font-variant="normal" fo:text-transform="none" fo:color="#0d2c40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name-complex="Arial4" style:font-size-complex="14pt" style:font-style-complex="normal" style:font-weight-complex="normal"/>
    </style:style>
    <style:style style:name="MT9" style:family="text">
      <style:text-properties fo:font-variant="normal" fo:text-transform="none" fo:color="#0d2c40" style:text-line-through-style="none" style:text-line-through-type="none" style:text-position="0% 100%" style:font-name="Arial4" fo:font-size="12pt" fo:letter-spacing="normal" fo:font-style="normal" style:text-underline-style="none" fo:font-weight="normal" style:font-size-asian="12pt" style:font-style-asian="normal" style:font-weight-asian="normal" style:font-name-complex="Arial4" style:font-size-complex="12pt" style:font-style-complex="normal" style:font-weight-complex="normal"/>
    </style:style>
    <style:style style:name="MT10" style:family="text">
      <style:text-properties fo:font-variant="normal" fo:text-transform="none" fo:color="#0d2c40" style:text-line-through-style="none" style:text-line-through-type="none" style:text-position="0% 100%" style:font-name="Arial4" fo:font-size="11pt" fo:letter-spacing="normal" fo:font-style="normal" style:text-underline-style="none" fo:font-weight="normal" style:font-size-asian="11pt" style:font-style-asian="normal" style:font-weight-asian="normal" style:font-name-complex="Arial4" style:font-size-complex="11pt" style:font-style-complex="normal" style:font-weight-complex="normal"/>
    </style:style>
    <style:style style:name="MT11" style:family="text">
      <style:text-properties fo:font-variant="normal" fo:text-transform="none" fo:color="#0d2c40" style:text-line-through-style="none" style:text-line-through-type="none" style:text-position="0% 100%" style:font-name="Arial4" fo:font-size="10pt" fo:letter-spacing="normal" fo:font-style="normal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MT12" style:family="text">
      <style:text-properties fo:font-variant="normal" fo:text-transform="none" fo:color="#0d2c40" style:text-line-through-style="none" style:text-line-through-type="none" style:text-position="0% 100%" style:font-name="Arial4" fo:font-size="15pt" fo:letter-spacing="normal" fo:font-style="normal" style:text-underline-style="none" fo:font-weight="bold" style:font-size-asian="15pt" style:font-style-asian="normal" style:font-weight-asian="bold" style:font-name-complex="Arial4" style:font-size-complex="15pt" style:font-style-complex="normal" style:font-weight-complex="bold"/>
    </style:style>
    <style:style style:name="MT13" style:family="text">
      <style:text-properties fo:font-variant="normal" fo:text-transform="none" fo:color="#a0ff5f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name-complex="Arial4" style:font-size-complex="28pt" style:font-style-complex="normal" style:font-weight-complex="bold"/>
    </style:style>
    <style:style style:name="MT14" style:family="text">
      <style:text-properties fo:font-variant="normal" fo:text-transform="none" fo:color="#02d35f" style:text-line-through-style="none" style:text-line-through-type="none" style:text-position="0% 100%" style:font-name="Arial3" fo:font-size="6.80000019073486pt" fo:letter-spacing="normal" fo:font-style="normal" style:text-underline-style="none" fo:font-weight="normal" style:font-size-asian="6.80000019073486pt" style:font-style-asian="normal" style:font-weight-asian="normal" style:font-size-complex="6.80000019073486pt" style:font-style-complex="normal" style:font-weight-complex="normal"/>
    </style:style>
    <style:style style:name="MT15" style:family="text">
      <style:text-properties fo:font-variant="normal" fo:text-transform="none" fo:color="#02a49c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name-complex="Arial4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d2c40" fo:font-size="100%"/>
      </text:list-level-style-number>
      <text:list-level-style-bullet text:level="2" text:bullet-char="•">
        <style:list-level-properties text:space-before="0.001cm" text:min-label-width="0.317cm"/>
        <style:text-properties style:font-name="Arial4" fo:color="#0d2c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d2c40" fo:font-size="100%"/>
      </text:list-level-style-number>
      <text:list-level-style-bullet text:level="2" text:bullet-char="•">
        <style:list-level-properties text:space-before="0.001cm" text:min-label-width="0.317cm"/>
        <style:text-properties style:font-name="Arial4" fo:color="#0d2c40" fo:font-size="100%"/>
      </text:list-level-style-bullet>
      <text:list-level-style-bullet text:level="3" text:bullet-char="-">
        <style:list-level-properties text:space-before="0.318cm" text:min-label-width="0.317cm"/>
        <style:text-properties style:font-name="Arial4" fo:color="#0d2c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d2c40" fo:font-size="100%"/>
      </text:list-level-style-number>
      <text:list-level-style-bullet text:level="2" text:bullet-char="•">
        <style:list-level-properties text:space-before="0.001cm" text:min-label-width="0.317cm"/>
        <style:text-properties style:font-name="Arial4" fo:color="#0d2c40" fo:font-size="100%"/>
      </text:list-level-style-bullet>
      <text:list-level-style-bullet text:level="3" text:bullet-char="-">
        <style:list-level-properties text:space-before="0.318cm" text:min-label-width="0.317cm"/>
        <style:text-properties style:font-name="Arial4" fo:color="#0d2c40" fo:font-size="100%"/>
      </text:list-level-style-bullet>
      <text:list-level-style-bullet text:level="4" text:bullet-char="•">
        <style:list-level-properties text:space-before="0.636cm" text:min-label-width="0.317cm"/>
        <style:text-properties style:font-name="Arial4" fo:color="#0d2c4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d2c40" fo:font-size="100%"/>
      </text:list-level-style-number>
      <text:list-level-style-bullet text:level="2" text:bullet-char="•">
        <style:list-level-properties text:space-before="0.001cm" text:min-label-width="0.317cm"/>
        <style:text-properties style:font-name="Arial4" fo:color="#0d2c40" fo:font-size="100%"/>
      </text:list-level-style-bullet>
      <text:list-level-style-bullet text:level="3" text:bullet-char="-">
        <style:list-level-properties text:space-before="0.318cm" text:min-label-width="0.317cm"/>
        <style:text-properties style:font-name="Arial4" fo:color="#0d2c40" fo:font-size="100%"/>
      </text:list-level-style-bullet>
      <text:list-level-style-bullet text:level="4" text:bullet-char="•">
        <style:list-level-properties text:space-before="0.636cm" text:min-label-width="0.317cm"/>
        <style:text-properties style:font-name="Arial4" fo:color="#0d2c40" fo:font-size="100%"/>
      </text:list-level-style-bullet>
      <text:list-level-style-bullet text:level="5" text:bullet-char="•">
        <style:list-level-properties text:space-before="0.953cm" text:min-label-width="0.317cm"/>
        <style:text-properties style:font-name="Arial4" fo:color="#0d2c4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10" draw:style-name="Mgr3" draw:text-style-name="MP5" draw:layer="backgroundobjects" drawooo:display="none" svg:width="1.15cm" svg:height="14.287cm" svg:x="0cm" svg:y="0cm">
        <draw:image xlink:href="Pictures/100000000000004D000004D6560E083130854839.jpg" xlink:type="simple" xlink:show="embed" xlink:actuate="onLoad" loext:mime-type="image/jpeg">
          <text:p/>
        </draw:image>
      </draw:frame>
      <draw:custom-shape draw:name="Oval 5" draw:style-name="Mgr4" draw:text-style-name="MP7" draw:layer="backgroundobjects" drawooo:display="none" svg:width="0.532cm" svg:height="0.532cm" svg:x="24.206cm" svg:y="13.3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1472" draw:style-name="Mgr5" draw:text-style-name="MP5" draw:layer="backgroundobjects" svg:width="25.399cm" svg:height="14.287cm" svg:x="0cm" svg:y="0cm">
        <draw:image xlink:href="Pictures/10000000000007D0000004A0E1B9439F1465F957.jpg" xlink:type="simple" xlink:show="embed" xlink:actuate="onLoad" loext:mime-type="image/jpeg">
          <text:p/>
        </draw:image>
      </draw:frame>
      <draw:frame draw:name="Title 1" presentation:style-name="Mpr1" draw:text-style-name="MP9" draw:layer="backgroundobjects" svg:width="20.567cm" svg:height="4.973cm" svg:x="2.411cm" svg:y="3.001cm" presentation:class="title" presentation:user-transformed="true">
        <draw:text-box>
          <text:p text:style-name="MP8"><text:span text:style-name="MT3">Presentation Title (32pt)</text:span></text:p>
        </draw:text-box>
      </draw:frame>
      <draw:frame draw:name="Text Placeholder 10" presentation:style-name="Mpr2" draw:text-style-name="MP12" draw:layer="backgroundobjects" svg:width="9.038cm" svg:height="1.893cm" svg:x="2.411cm" svg:y="11.719cm" presentation:class="outline" presentation:user-transformed="true">
        <draw:text-box>
          <text:list text:style-name="ML2">
            <text:list-item>
              <text:p text:style-name="MP10"><text:span text:style-name="MT4">Presenter Name</text:span></text:p>
              <text:list>
                <text:list-item>
                  <text:p text:style-name="MP11"><text:span text:style-name="MT4">Presenter Title</text:span></text:p>
                  <text:list>
                    <text:list-item>
                      <text:p text:style-name="MP11"><text:span text:style-name="MT4">Presenter Emai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Picture 6" draw:style-name="Mgr5" draw:text-style-name="MP5" draw:layer="backgroundobjects" svg:width="2.436cm" svg:height="1.48cm" svg:x="2.839cm" svg:y="1.351cm">
        <draw:image xlink:href="Pictures/100002010000011A000000ABB24367CB2F660C1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draw:name="Picture 10" draw:style-name="Mgr3" draw:text-style-name="MP5" draw:layer="backgroundobjects" svg:width="1.15cm" svg:height="14.287cm" svg:x="0cm" svg:y="0cm">
        <draw:image xlink:href="Pictures/100000000000004D000004D6560E083130854839.jpg" xlink:type="simple" xlink:show="embed" xlink:actuate="onLoad" loext:mime-type="image/jpeg">
          <text:p/>
        </draw:image>
      </draw:frame>
      <draw:custom-shape draw:name="Oval 5" draw:style-name="Mgr4" draw:text-style-name="MP7" draw:layer="backgroundobjects" svg:width="0.532cm" svg:height="0.532cm" svg:x="24.206cm" svg:y="13.3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5" draw:text-style-name="MP14" draw:layer="backgroundobjects" svg:width="22.127cm" svg:height="1.626cm" svg:x="2.43cm" svg:y="0.953cm" presentation:class="title" presentation:user-transformed="true">
        <draw:text-box>
          <text:p text:style-name="MP13"><text:span text:style-name="MT5">Click to edit title (28pt)</text:span></text:p>
        </draw:text-box>
      </draw:frame>
      <draw:frame draw:name="Text Placeholder 8" presentation:style-name="Mpr6" draw:text-style-name="MP16" draw:layer="backgroundobjects" svg:width="22.127cm" svg:height="1.226cm" svg:x="2.43cm" svg:y="2.603cm" presentation:class="outline" presentation:user-transformed="true">
        <draw:text-box>
          <text:list text:style-name="ML2">
            <text:list-item>
              <text:p text:style-name="MP15"><text:span text:style-name="MT6">Click to edit subhead text </text:span><text:span text:style-name="MT6">(15pt)</text:span></text:p>
            </text:list-item>
          </text:list>
        </draw:text-box>
      </draw:frame>
      <draw:frame draw:name="Content Placeholder 2" presentation:style-name="Mpr6" draw:text-style-name="MP17" draw:layer="backgroundobjects" svg:width="22.127cm" svg:height="8.845cm" svg:x="2.43cm" svg:y="4.112cm" presentation:class="outline" presentation:user-transformed="true">
        <draw:text-box>
          <text:p text:style-name="MP10"><text:span text:style-name="MT7">First level bullet (18pt)</text:span></text:p>
          <text:list text:style-name="ML4">
            <text:list-item>
              <text:list>
                <text:list-item>
                  <text:p text:style-name="MP10"><text:span text:style-name="MT8">Second level bullet (14pt)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0"><text:span text:style-name="MT9">Third level bullet (12pt)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10">Fourth level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11">Fifth level (10pt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18" draw:layer="backgroundobjects" svg:width="5.031cm" svg:height="0.76cm" svg:x="2.43cm" svg:y="13.242cm" presentation:class="date-time" presentation:user-transformed="true">
        <draw:text-box>
          <text:p/>
        </draw:text-box>
      </draw:frame>
      <draw:frame draw:name="Footer Placeholder 6" presentation:style-name="Mpr7" draw:text-style-name="MP18" draw:layer="backgroundobjects" svg:width="8.572cm" svg:height="0.76cm" svg:x="8.414cm" svg:y="13.242cm" presentation:class="footer" presentation:user-transformed="true">
        <draw:text-box>
          <text:p/>
        </draw:text-box>
      </draw:frame>
      <presentation:notes style:page-layout-name="PM0">
        <draw:page-thumbnail presentation:style-name="Subtitle-title" draw:layer="backgroundobjects" svg:width="18.624cm" svg:height="10.476cm" svg:x="1.482cm" svg:y="2.123cm" presentation:class="page"/>
        <draw:frame presentation:style-name="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" style:page-layout-name="PM1" draw:style-name="Mdp1">
      <draw:frame draw:name="Picture 10" draw:style-name="Mgr3" draw:text-style-name="MP5" draw:layer="backgroundobjects" svg:width="1.15cm" svg:height="14.287cm" svg:x="0cm" svg:y="0cm">
        <draw:image xlink:href="Pictures/100000000000004D000004D6560E083130854839.jpg" xlink:type="simple" xlink:show="embed" xlink:actuate="onLoad" loext:mime-type="image/jpeg">
          <text:p/>
        </draw:image>
      </draw:frame>
      <draw:custom-shape draw:name="Oval 5" draw:style-name="Mgr4" draw:text-style-name="MP7" draw:layer="backgroundobjects" svg:width="0.532cm" svg:height="0.532cm" svg:x="24.206cm" svg:y="13.3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0" draw:text-style-name="MP14" draw:layer="backgroundobjects" svg:width="22.127cm" svg:height="1.626cm" svg:x="2.43cm" svg:y="0.953cm" presentation:class="title" presentation:user-transformed="true">
        <draw:text-box>
          <text:p text:style-name="MP13"><text:span text:style-name="MT5">Click to edit title (28pt)</text:span></text:p>
        </draw:text-box>
      </draw:frame>
      <draw:frame draw:name="Content Placeholder 2" presentation:style-name="Mpr11" draw:text-style-name="MP17" draw:layer="backgroundobjects" svg:width="22.127cm" svg:height="9.825cm" svg:x="2.43cm" svg:y="3.132cm" presentation:class="outline" presentation:user-transformed="true">
        <draw:text-box>
          <text:list text:style-name="ML2">
            <text:list-item>
              <text:p text:style-name="MP10"><text:span text:style-name="MT7">First level bullet (18pt)</text:span></text:p>
              <text:list>
                <text:list-item>
                  <text:p text:style-name="MP10"><text:span text:style-name="MT8">Second level bullet (14pt)</text:span></text:p>
                  <text:list>
                    <text:list-item>
                      <text:p text:style-name="MP10"><text:span text:style-name="MT9">Third level bullet (12pt)</text:span></text:p>
                      <text:list>
                        <text:list-item>
                          <text:p text:style-name="MP10"><text:span text:style-name="MT10">Fourth level (11pt)</text:span></text:p>
                          <text:list>
                            <text:list-item>
                              <text:p text:style-name="MP10"><text:span text:style-name="MT11">Fifth level (10pt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2" draw:text-style-name="MP18" draw:layer="backgroundobjects" svg:width="5.031cm" svg:height="0.76cm" svg:x="2.43cm" svg:y="13.242cm" presentation:class="date-time" presentation:user-transformed="true">
        <draw:text-box>
          <text:p/>
        </draw:text-box>
      </draw:frame>
      <draw:frame draw:name="Footer Placeholder 7" presentation:style-name="Mpr12" draw:text-style-name="MP18" draw:layer="backgroundobjects" svg:width="8.572cm" svg:height="0.76cm" svg:x="8.414cm" svg:y="13.242cm" presentation:class="footer" presentation:user-transformed="true">
        <draw:text-box>
          <text:p/>
        </draw:text-box>
      </draw:frame>
      <presentation:notes style:page-layout-name="PM0">
        <draw:page-thumbnail presentation:style-name="Bullet-title" draw:layer="backgroundobjects" svg:width="18.624cm" svg:height="10.476cm" svg:x="1.482cm" svg:y="2.123cm" presentation:class="page"/>
        <draw:frame presentation:style-name="Bulle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Columns_20_w_20_Titles" style:display-name="2 Columns w Titles" style:page-layout-name="PM1" draw:style-name="Mdp1">
      <draw:frame draw:name="Picture 10" draw:style-name="Mgr3" draw:text-style-name="MP5" draw:layer="backgroundobjects" svg:width="1.15cm" svg:height="14.287cm" svg:x="0cm" svg:y="0cm">
        <draw:image xlink:href="Pictures/100000000000004D000004D6560E083130854839.jpg" xlink:type="simple" xlink:show="embed" xlink:actuate="onLoad" loext:mime-type="image/jpeg">
          <text:p/>
        </draw:image>
      </draw:frame>
      <draw:custom-shape draw:name="Oval 5" draw:style-name="Mgr4" draw:text-style-name="MP7" draw:layer="backgroundobjects" svg:width="0.532cm" svg:height="0.532cm" svg:x="24.206cm" svg:y="13.3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5" draw:text-style-name="MP14" draw:layer="backgroundobjects" svg:width="22.127cm" svg:height="1.626cm" svg:x="2.43cm" svg:y="0.953cm" presentation:class="title" presentation:user-transformed="true">
        <draw:text-box>
          <text:p text:style-name="MP13"><text:span text:style-name="MT5">Click to edit title (28pt)</text:span></text:p>
        </draw:text-box>
      </draw:frame>
      <draw:frame draw:name="Content Placeholder 2" presentation:style-name="Mpr16" draw:text-style-name="MP17" draw:layer="backgroundobjects" svg:width="10.824cm" svg:height="9.119cm" svg:x="2.43cm" svg:y="3.838cm" presentation:class="outline" presentation:user-transformed="true">
        <draw:text-box>
          <text:list text:style-name="ML2">
            <text:list-item>
              <text:p text:style-name="MP10"><text:span text:style-name="MT7">First level bullet (18pt)</text:span></text:p>
              <text:list>
                <text:list-item>
                  <text:p text:style-name="MP10"><text:span text:style-name="MT8">Second level bullet (14pt)</text:span></text:p>
                  <text:list>
                    <text:list-item>
                      <text:p text:style-name="MP10"><text:span text:style-name="MT9">Third level bullet (12pt)</text:span></text:p>
                      <text:list>
                        <text:list-item>
                          <text:p text:style-name="MP10"><text:span text:style-name="MT10">Fourth level (11pt)</text:span></text:p>
                          <text:list>
                            <text:list-item>
                              <text:p text:style-name="MP19"><text:span text:style-name="MT11">Fifth level (10pt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8" presentation:style-name="Mpr17" draw:text-style-name="MP16" draw:layer="backgroundobjects" svg:width="10.824cm" svg:height="0.912cm" svg:x="2.43cm" svg:y="2.751cm" presentation:class="outline" presentation:user-transformed="true">
        <draw:text-box>
          <text:p text:style-name="MP20"><text:span text:style-name="MT12">Column 1 Subhead (15pt)</text:span></text:p>
        </draw:text-box>
      </draw:frame>
      <draw:frame draw:name="Content Placeholder 2" presentation:style-name="Mpr16" draw:text-style-name="MP17" draw:layer="backgroundobjects" svg:width="10.834cm" svg:height="9.119cm" svg:x="13.732cm" svg:y="3.84cm" presentation:class="outline" presentation:user-transformed="true">
        <draw:text-box>
          <text:p text:style-name="MP10"><text:span text:style-name="MT7">First level bullet (18pt)</text:span></text:p>
          <text:list text:style-name="ML4">
            <text:list-item>
              <text:list>
                <text:list-item>
                  <text:p text:style-name="MP10"><text:span text:style-name="MT8">Second level bullet (14pt)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0"><text:span text:style-name="MT9">Third level bullet (12pt)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10">Fourth level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11">Fifth level (10pt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8" presentation:style-name="Mpr17" draw:text-style-name="MP16" draw:layer="backgroundobjects" svg:width="10.834cm" svg:height="0.912cm" svg:x="13.732cm" svg:y="2.751cm" presentation:class="outline" presentation:user-transformed="true">
        <draw:text-box>
          <text:p text:style-name="MP20"><text:span text:style-name="MT12">Column 2 Subhead (15pt)</text:span></text:p>
        </draw:text-box>
      </draw:frame>
      <draw:frame draw:name="Date Placeholder 6" presentation:style-name="Mpr18" draw:text-style-name="MP18" draw:layer="backgroundobjects" svg:width="5.031cm" svg:height="0.76cm" svg:x="2.43cm" svg:y="13.242cm" presentation:class="date-time" presentation:user-transformed="true">
        <draw:text-box>
          <text:p/>
        </draw:text-box>
      </draw:frame>
      <draw:frame draw:name="Footer Placeholder 7" presentation:style-name="Mpr18" draw:text-style-name="MP18" draw:layer="backgroundobjects" svg:width="8.572cm" svg:height="0.76cm" svg:x="8.414cm" svg:y="13.242cm" presentation:class="footer" presentation:user-transformed="true">
        <draw:text-box>
          <text:p/>
        </draw:text-box>
      </draw:frame>
      <presentation:notes style:page-layout-name="PM0">
        <draw:page-thumbnail presentation:style-name="_32__20_Columns_20_w_20_Titles-title" draw:layer="backgroundobjects" svg:width="18.624cm" svg:height="10.476cm" svg:x="1.482cm" svg:y="2.123cm" presentation:class="page"/>
        <draw:frame presentation:style-name="_32__20_Columns_20_w_20_Titles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_20_1_20_-_20_Green" style:display-name="Section Break 1 - Green" style:page-layout-name="PM1" draw:style-name="Mdp1">
      <draw:frame draw:name="Picture 10" draw:style-name="Mgr3" draw:text-style-name="MP5" draw:layer="backgroundobjects" svg:width="1.15cm" svg:height="14.287cm" svg:x="0cm" svg:y="0cm">
        <draw:image xlink:href="Pictures/100000000000004D000004D6560E083130854839.jpg" xlink:type="simple" xlink:show="embed" xlink:actuate="onLoad" loext:mime-type="image/jpeg">
          <text:p/>
        </draw:image>
      </draw:frame>
      <draw:custom-shape draw:name="Oval 5" draw:style-name="Mgr4" draw:text-style-name="MP7" draw:layer="backgroundobjects" svg:width="0.532cm" svg:height="0.532cm" svg:x="24.206cm" svg:y="13.3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7" draw:style-name="Mgr5" draw:text-style-name="MP5" draw:layer="backgroundobjects" svg:width="25.399cm" svg:height="14.301cm" svg:x="0cm" svg:y="0cm">
        <draw:image xlink:href="Pictures/1000000000000898000004D7ED5B087FA0E0669D.jpg" xlink:type="simple" xlink:show="embed" xlink:actuate="onLoad" loext:mime-type="image/jpeg">
          <text:p/>
        </draw:image>
      </draw:frame>
      <draw:frame draw:name="Title 1" presentation:style-name="Mpr21" draw:text-style-name="MP14" draw:layer="backgroundobjects" svg:width="21.166cm" svg:height="5.037cm" svg:x="2.117cm" svg:y="4.625cm" presentation:class="title" presentation:user-transformed="true">
        <draw:text-box>
          <text:p text:style-name="MP13"><text:span text:style-name="MT13">Section Title Here</text:span></text:p>
        </draw:text-box>
      </draw:frame>
      <draw:custom-shape draw:name="Oval 2" draw:style-name="Mgr6" draw:text-style-name="MP22" draw:layer="backgroundobjects" svg:width="0.532cm" svg:height="0.532cm" svg:x="24.206cm" svg:y="13.36cm">
        <text:p text:style-name="MP21"><text:span text:style-name="MT14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Section_20_Break_20_1_20_-_20_Green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20_Break_20_1_20_-_20_Green-title" draw:layer="backgroundobjects" svg:width="18.624cm" svg:height="10.476cm" svg:x="1.482cm" svg:y="2.123cm" presentation:class="page"/>
        <draw:frame presentation:style-name="Section_20_Break_20_1_20_-_20_Green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_20_2_20_-_20_Light" style:display-name="Section Break 2 - Light" style:page-layout-name="PM1" draw:style-name="Mdp1">
      <draw:frame draw:name="Picture 10" draw:style-name="Mgr3" draw:text-style-name="MP5" draw:layer="backgroundobjects" svg:width="1.15cm" svg:height="14.287cm" svg:x="0cm" svg:y="0cm">
        <draw:image xlink:href="Pictures/100000000000004D000004D6560E083130854839.jpg" xlink:type="simple" xlink:show="embed" xlink:actuate="onLoad" loext:mime-type="image/jpeg">
          <text:p/>
        </draw:image>
      </draw:frame>
      <draw:custom-shape draw:name="Oval 5" draw:style-name="Mgr4" draw:text-style-name="MP7" draw:layer="backgroundobjects" svg:width="0.532cm" svg:height="0.532cm" svg:x="24.206cm" svg:y="13.3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6" draw:style-name="Mgr5" draw:text-style-name="MP5" draw:layer="backgroundobjects" svg:width="25.399cm" svg:height="14.287cm" svg:x="0cm" svg:y="0cm">
        <draw:image xlink:href="Pictures/1000000000000873000005634243406B2BD1AF1B.jpg" xlink:type="simple" xlink:show="embed" xlink:actuate="onLoad" loext:mime-type="image/jpeg">
          <text:p/>
        </draw:image>
      </draw:frame>
      <draw:frame draw:name="Title 1" presentation:style-name="Mpr24" draw:text-style-name="MP14" draw:layer="backgroundobjects" svg:width="21.166cm" svg:height="5.037cm" svg:x="2.117cm" svg:y="4.625cm" presentation:class="title" presentation:user-transformed="true">
        <draw:text-box>
          <text:p text:style-name="MP13"><text:span text:style-name="MT13">Section Title Here</text:span></text:p>
        </draw:text-box>
      </draw:frame>
      <draw:custom-shape draw:name="Oval 4" draw:style-name="Mgr4" draw:text-style-name="MP7" draw:layer="backgroundobjects" svg:width="0.532cm" svg:height="0.532cm" svg:x="24.206cm" svg:y="13.36cm">
        <text:p text:style-name="MP21"><text:span text:style-name="MT2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Section_20_Break_20_2_20_-_20_Ligh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20_Break_20_2_20_-_20_Light-title" draw:layer="backgroundobjects" svg:width="18.624cm" svg:height="10.476cm" svg:x="1.482cm" svg:y="2.123cm" presentation:class="page"/>
        <draw:frame presentation:style-name="Section_20_Break_20_2_20_-_20_Ligh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_20_3_20_-_20_Standard" style:display-name="Section Break 3 - Standard" style:page-layout-name="PM1" draw:style-name="Mdp1">
      <draw:frame draw:name="Picture 10" draw:style-name="Mgr3" draw:text-style-name="MP5" draw:layer="backgroundobjects" svg:width="1.15cm" svg:height="14.287cm" svg:x="0cm" svg:y="0cm">
        <draw:image xlink:href="Pictures/100000000000004D000004D6560E083130854839.jpg" xlink:type="simple" xlink:show="embed" xlink:actuate="onLoad" loext:mime-type="image/jpeg">
          <text:p/>
        </draw:image>
      </draw:frame>
      <draw:custom-shape draw:name="Oval 5" draw:style-name="Mgr4" draw:text-style-name="MP7" draw:layer="backgroundobjects" svg:width="0.532cm" svg:height="0.532cm" svg:x="24.206cm" svg:y="13.3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4" draw:style-name="Mgr5" draw:text-style-name="MP5" draw:layer="backgroundobjects" svg:width="25.399cm" svg:height="14.287cm" svg:x="0cm" svg:y="0cm">
        <draw:image xlink:href="Pictures/10000000000007D0000004A0E1B9439F1465F957.jpg" xlink:type="simple" xlink:show="embed" xlink:actuate="onLoad" loext:mime-type="image/jpeg">
          <text:p/>
        </draw:image>
      </draw:frame>
      <draw:frame draw:name="Title 1" presentation:style-name="Mpr27" draw:text-style-name="MP14" draw:layer="backgroundobjects" svg:width="21.166cm" svg:height="5.037cm" svg:x="2.117cm" svg:y="4.625cm" presentation:class="title" presentation:user-transformed="true">
        <draw:text-box>
          <text:p text:style-name="MP13"><text:span text:style-name="MT13">Section Title Here</text:span></text:p>
        </draw:text-box>
      </draw:frame>
      <draw:custom-shape draw:name="Oval 5" draw:style-name="Mgr6" draw:text-style-name="MP22" draw:layer="backgroundobjects" svg:width="0.532cm" svg:height="0.532cm" svg:x="24.206cm" svg:y="13.36cm">
        <text:p text:style-name="MP21"><text:span text:style-name="MT14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Section_20_Break_20_3_20_-_20_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20_Break_20_3_20_-_20_Standard-title" draw:layer="backgroundobjects" svg:width="18.624cm" svg:height="10.476cm" svg:x="1.482cm" svg:y="2.123cm" presentation:class="page"/>
        <draw:frame presentation:style-name="Section_20_Break_20_3_20_-_20_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_20_4_20_-_20_Bright" style:display-name="Section Break 4 - Bright" style:page-layout-name="PM1" draw:style-name="Mdp1">
      <draw:frame draw:name="Picture 10" draw:style-name="Mgr3" draw:text-style-name="MP5" draw:layer="backgroundobjects" drawooo:display="none" svg:width="1.15cm" svg:height="14.287cm" svg:x="0cm" svg:y="0cm">
        <draw:image xlink:href="Pictures/100000000000004D000004D6560E083130854839.jpg" xlink:type="simple" xlink:show="embed" xlink:actuate="onLoad" loext:mime-type="image/jpeg">
          <text:p/>
        </draw:image>
      </draw:frame>
      <draw:custom-shape draw:name="Oval 5" draw:style-name="Mgr4" draw:text-style-name="MP7" draw:layer="backgroundobjects" drawooo:display="none" svg:width="0.532cm" svg:height="0.532cm" svg:x="24.206cm" svg:y="13.3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7" draw:style-name="Mgr5" draw:text-style-name="MP5" draw:layer="backgroundobjects" svg:width="25.399cm" svg:height="14.358cm" svg:x="0cm" svg:y="0cm">
        <draw:image xlink:href="Pictures/10000000000007D00000046BEE2FF4003A937E9F.jpg" xlink:type="simple" xlink:show="embed" xlink:actuate="onLoad" loext:mime-type="image/jpeg">
          <text:p/>
        </draw:image>
      </draw:frame>
      <draw:frame draw:name="Title 1" presentation:style-name="Mpr30" draw:text-style-name="MP14" draw:layer="backgroundobjects" svg:width="21.166cm" svg:height="5.037cm" svg:x="2.117cm" svg:y="4.625cm" presentation:class="title" presentation:user-transformed="true">
        <draw:text-box>
          <text:p text:style-name="MP13"><text:span text:style-name="MT15">Section Title Here</text:span></text:p>
        </draw:text-box>
      </draw:frame>
      <draw:custom-shape draw:name="Oval 4" draw:style-name="Mgr6" draw:text-style-name="MP22" draw:layer="backgroundobjects" svg:width="0.532cm" svg:height="0.532cm" svg:x="24.206cm" svg:y="13.36cm">
        <text:p text:style-name="MP21"><text:span text:style-name="MT14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Section_20_Break_20_4_20_-_20_Brigh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20_Break_20_4_20_-_20_Bright-title" draw:layer="backgroundobjects" svg:width="18.624cm" svg:height="10.476cm" svg:x="1.482cm" svg:y="2.123cm" presentation:class="page"/>
        <draw:frame presentation:style-name="Section_20_Break_20_4_20_-_20_Bright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-Large" style:page-layout-name="PM1" draw:style-name="Mdp1">
      <draw:frame draw:name="Picture 10" draw:style-name="Mgr3" draw:text-style-name="MP5" draw:layer="backgroundobjects" drawooo:display="none" svg:width="1.15cm" svg:height="14.287cm" svg:x="0cm" svg:y="0cm">
        <draw:image xlink:href="Pictures/100000000000004D000004D6560E083130854839.jpg" xlink:type="simple" xlink:show="embed" xlink:actuate="onLoad" loext:mime-type="image/jpeg">
          <text:p/>
        </draw:image>
      </draw:frame>
      <draw:custom-shape draw:name="Oval 5" draw:style-name="Mgr4" draw:text-style-name="MP7" draw:layer="backgroundobjects" drawooo:display="none" svg:width="0.532cm" svg:height="0.532cm" svg:x="24.206cm" svg:y="13.3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4" draw:style-name="Mgr5" draw:text-style-name="MP5" draw:layer="backgroundobjects" svg:width="25.399cm" svg:height="14.287cm" svg:x="0cm" svg:y="0cm">
        <draw:image xlink:href="Pictures/10000000000007D0000004A0E1B9439F1465F957.jpg" xlink:type="simple" xlink:show="embed" xlink:actuate="onLoad" loext:mime-type="image/jpeg">
          <text:p/>
        </draw:image>
      </draw:frame>
      <draw:frame draw:name="Picture 3" draw:style-name="Mgr5" draw:text-style-name="MP5" draw:layer="backgroundobjects" svg:width="5.47cm" svg:height="3.068cm" svg:x="9.906cm" svg:y="5.6cm">
        <draw:image xlink:href="Pictures/10000201000001DA0000010AF0A540262009A2D1.png" xlink:type="simple" xlink:show="embed" xlink:actuate="onLoad" loext:mime-type="image/png">
          <text:p/>
        </draw:image>
      </draw:frame>
      <draw:frame presentation:style-name="Logo-Large-title" draw:layer="backgroundobjects" svg:width="22.859cm" svg:height="2.385cm" svg:x="1.27cm" svg:y="0.57cm" presentation:class="title" presentation:placeholder="true">
        <draw:text-box/>
      </draw:frame>
      <draw:frame presentation:style-name="Logo-Larg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Logo-Large-title" draw:layer="backgroundobjects" svg:width="18.624cm" svg:height="10.476cm" svg:x="1.482cm" svg:y="2.123cm" presentation:class="page"/>
        <draw:frame presentation:style-name="Logo-Large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73</meta:editing-cycles>
    <meta:creation-date>2019-03-21T11:34:27.028480342</meta:creation-date>
    <dc:date>2019-11-15T16:08:22.065621290</dc:date>
    <meta:editing-duration>P1DT5H50M33S</meta:editing-duration>
    <meta:generator>LibreOffice/6.3.3.1$Linux_X86_64 LibreOffice_project/30$Build-1</meta:generator>
    <meta:document-statistic meta:object-count="128"/>
    <meta:user-defined meta:name="AppVersion">16.0000</meta:user-defined>
    <meta:user-defined meta:name="HiddenSlides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